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9579" officeooo:paragraph-rsid="000e9579"/>
    </style:style>
    <style:style style:name="P2" style:family="paragraph" style:parent-style-name="Standard">
      <style:text-properties officeooo:rsid="000efe1a" officeooo:paragraph-rsid="000efe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akened Stick Keystore info:</text:p>
      <text:p text:style-name="P1"/>
      <text:p text:style-name="P1">File Name: AwakenedStickKeystore</text:p>
      <text:p text:style-name="P1">Password: Savier3994</text:p>
      <text:p text:style-name="P1"/>
      <text:p text:style-name="P1">Alias: awakenedkey</text:p>
      <text:p text:style-name="P1">Password: Savier3994</text:p>
      <text:p text:style-name="P1">validity: 50 years</text:p>
      <text:p text:style-name="P1">first and last name: Phillip Gonzales, Chad Mcleavy, Steven Moreno</text:p>
      <text:p text:style-name="P1">organization: BrokeNoobsGames</text:p>
      <text:p text:style-name="P1"/>
      <text:p text:style-name="P2">Release name:</text:p>
      <text:p text:style-name="P2">AwakenedStick 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5:13:03.199000000</meta:creation-date>
    <dc:date>2017-08-22T15:42:32.177000000</dc:date>
    <meta:editing-duration>PT9M8S</meta:editing-duration>
    <meta:editing-cycles>1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10" meta:word-count="32" meta:character-count="262" meta:non-whitespace-character-count="240"/>
  </office:meta>
</office:document-meta>
</file>